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hygiène dentaire</text:p>
      <text:p text:style-name="Standard">-hygiène des yeux et des oreilles</text:p>
      <text:p text:style-name="Standard">- entretien du pelage</text:p>
      <text:list xml:id="list38495120" text:style-name="L1">
        <text:list-item>
          <text:p text:style-name="P1">parasites internes et externes : pourquoi traiter tous les 3 mois ou tous les mois chez animaux adultes</text:p>
        </text:list-item>
        <text:list-item>
          <text:p text:style-name="P1">vacciner votre chien : pourquoi et comment?</text:p>
        </text:list-item>
        <text:list-item>
          <text:p text:style-name="P1">Vacciner votre chat : pourquoi et comment ?</text:p>
        </text:list-item>
        <text:list-item>
          <text:p text:style-name="P1">Identification : pourquoi et comment ?</text:p>
        </text:list-item>
        <text:list-item>
          <text:p text:style-name="P1">Éducation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M41S</meta:editing-duration>
    <meta:editing-cycles>3</meta:editing-cycles>
    <meta:generator>OpenOffice.org/3.3$Win32 OpenOffice.org_project/330m20$Build-9567</meta:generator>
    <dc:date>2016-06-01T18:34:44.23</dc:date>
    <meta:document-statistic meta:table-count="0" meta:image-count="0" meta:object-count="0" meta:page-count="1" meta:paragraph-count="8" meta:word-count="57" meta:character-count="313"/>
    <meta:user-defined meta:name="Info 1"/>
    <meta:user-defined meta:name="Info 2"/>
    <meta:user-defined meta:name="Info 3"/>
    <meta:user-defined meta:name="Info 4"/>
  </office:meta>
</office:document-meta>
</file>